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20c724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d0c30" officeooo:paragraph-rsid="0021d6ca" style:font-size-asian="12.25pt" style:font-weight-asian="normal" style:font-size-complex="14pt" style:font-weight-complex="normal"/>
    </style:style>
    <style:style style:name="P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4pt" fo:font-style="normal" style:text-underline-style="none" fo:font-weight="normal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2</text:p>
      <text:p text:style-name="P3">Ответьте на вопросы о прочитанном</text:p>
      <text:p text:style-name="P1"/>
      <text:p text:style-name="P2">1. Кто Ирина? Что она делает?<draw:control text:anchor-type="as-char" svg:y="0.2583in" draw:z-index="0" draw:name="Shape1" draw:style-name="gr1" draw:text-style-name="P7" svg:width="6.9504in" svg:height="0.7425in" draw:control="control1"/></text:p>
      <text:p text:style-name="P2"/>
      <text:p text:style-name="P2">2. Где Ирина работает?</text:p>
      <text:p text:style-name="P5"><draw:control text:anchor-type="as-char" svg:y="0.2583in" draw:z-index="1" draw:name="Shape1" draw:style-name="gr1" draw:text-style-name="P7" svg:width="6.9504in" svg:height="0.7425in" draw:control="control2"/></text:p>
      <text:p text:style-name="P2"/>
      <text:p text:style-name="P2">3. Она любит свою работу или нет? Почему?</text:p>
      <text:p text:style-name="P5"><draw:control text:anchor-type="as-char" svg:y="0.2583in" draw:z-index="2" draw:name="Shape1" draw:style-name="gr1" draw:text-style-name="P7" svg:width="6.9504in" svg:height="0.7425in" draw:control="control3"/></text:p>
      <text:p text:style-name="P2"/>
      <text:p text:style-name="P2">4. Ирина сегодня работает? Почему?</text:p>
      <text:p text:style-name="P6"><draw:control text:anchor-type="as-char" svg:y="0.2583in" draw:z-index="3" draw:name="Shape1" draw:style-name="gr1" draw:text-style-name="P7" svg:width="6.9504in" svg:height="0.7425in" draw:control="control4"/></text:p>
      <text:p text:style-name="P2"/>
      <text:p text:style-name="P2">5. Где Ирина сегодня?</text:p>
      <text:p text:style-name="P6"><draw:control text:anchor-type="as-char" svg:y="0.2583in" draw:z-index="4" draw:name="Shape1" draw:style-name="gr1" draw:text-style-name="P7" svg:width="6.9504in" svg:height="0.7425in" draw:control="control5"/></text:p>
      <text:p text:style-name="P2"/>
      <text:p text:style-name="P2">6. Что у неё болит?</text:p>
      <text:p text:style-name="P6"><draw:control text:anchor-type="as-char" svg:y="0.2583in" draw:z-index="5" draw:name="Shape1" draw:style-name="gr1" draw:text-style-name="P7" svg:width="6.9504in" svg:height="0.7425in" draw:control="control6"/></text:p>
      <text:p text:style-name="P2"><text:soft-page-break/></text:p>
      <text:p text:style-name="P2">7. Какая у неё температура? Это нормально?</text:p>
      <text:p text:style-name="P6"><draw:control text:anchor-type="as-char" svg:y="0.2583in" draw:z-index="6" draw:name="Shape1" draw:style-name="gr1" draw:text-style-name="P7" svg:width="6.9504in" svg:height="0.7425in" draw:control="control7"/></text:p>
      <text:p text:style-name="P2"/>
      <text:p text:style-name="P2">8. Что она сделала, чтобы чувствовать себя лучше?</text:p>
      <text:p text:style-name="P6"><draw:control text:anchor-type="as-char" svg:y="0.2583in" draw:z-index="7" draw:name="Shape1" draw:style-name="gr1" draw:text-style-name="P7" svg:width="6.9504in" svg:height="0.7425in" draw:control="control8"/></text:p>
      <text:p text:style-name="P2"/>
      <text:p text:style-name="P2">9. О чём она много знает?</text:p>
      <text:p text:style-name="P6"><draw:control text:anchor-type="as-char" svg:y="0.2583in" draw:z-index="8" draw:name="Shape1" draw:style-name="gr1" draw:text-style-name="P7" svg:width="6.9504in" svg:height="0.7425in" draw:control="control9"/></text:p>
      <text:p text:style-name="P2"/>
      <text:p text:style-name="P2">10. Что её муж думает?</text:p>
      <text:p text:style-name="P6"><draw:control text:anchor-type="as-char" svg:y="0.2583in" draw:z-index="9" draw:name="Shape1" draw:style-name="gr1" draw:text-style-name="P7" svg:width="6.9504in" svg:height="0.7425in" draw:control="control10"/></text:p>
      <text:p text:style-name="P2"/>
      <text:p text:style-name="P2">11. Что Ирина думает о том, что её муж думает? Почему?</text:p>
      <text:p text:style-name="P6"><draw:control text:anchor-type="as-char" svg:y="0.2583in" draw:z-index="10" draw:name="Shape1" draw:style-name="gr1" draw:text-style-name="P7" svg:width="6.9504in" svg:height="0.7425in" draw:control="control11"/></text:p>
      <text:p text:style-name="P2"/>
      <text:p text:style-name="P2">12. Какая у неё болезнь? (Что она думает?)</text:p>
      <text:p text:style-name="P6"><draw:control text:anchor-type="as-char" svg:y="0.2583in" draw:z-index="11" draw:name="Shape1" draw:style-name="gr1" draw:text-style-name="P7" svg:width="6.9504in" svg:height="0.7425in" draw:control="control12"/></text:p>
      <text:p text:style-name="P2"/>
      <text:p text:style-name="P2"/>
      <text:p text:style-name="P2"/>
      <text:p text:style-name="P2"><text:soft-page-break/>13. Почему она идёт в поликлинику?</text:p>
      <text:p text:style-name="P6"><draw:control text:anchor-type="as-char" svg:y="0.2583in" draw:z-index="12" draw:name="Shape1" draw:style-name="gr1" draw:text-style-name="P7" svg:width="6.9504in" svg:height="0.7425in" draw:control="control1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12T17:55:18.151022399</dc:date>
    <meta:editing-duration>PT17M1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27" meta:word-count="90" meta:character-count="477" meta:non-whitespace-character-count="402"/>
  </office:meta>
</office:document-meta>
</file>